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10.35pt" fo:text-indent="-10.35pt"/>
    </style:style>
    <style:style style:name="P3" style:family="paragraph">
      <style:paragraph-properties fo:line-height="100.00%" fo:text-align="left" fo:margin-left="28.35pt" fo:text-indent="-28.35pt"/>
    </style:style>
    <style:style style:name="P4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8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15" style:family="paragraph">
      <style:paragraph-properties fo:line-height="100.00%" fo:text-align="righ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10.35pt" fo:text-indent="-10.35pt"/>
    </style:style>
    <style:style style:name="P20" style:family="paragraph">
      <style:paragraph-properties fo:line-height="100.00%" fo:text-align="left" fo:margin-left="28.35pt" fo:text-indent="-28.35pt"/>
    </style:style>
    <style:style style:name="P21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2" style:family="paragraph">
      <style:paragraph-properties fo:line-height="100.00%" fo:text-align="righ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5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6" style:family="paragraph">
      <style:paragraph-properties fo:line-height="100.00%" fo:text-align="righ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9" style:family="paragraph">
      <style:paragraph-properties fo:line-height="100.00%" fo:text-align="righ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32" style:family="paragraph">
      <style:paragraph-properties fo:line-height="100.00%" fo:text-align="righ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8.35pt" fo:text-indent="-28.35pt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10.35pt" fo:text-indent="-10.35pt"/>
    </style:style>
    <style:style style:name="P38" style:family="paragraph">
      <style:paragraph-properties fo:line-height="100.00%" fo:text-align="left" fo:margin-left="28.35pt" fo:text-indent="-28.35pt"/>
    </style:style>
    <style:style style:name="P39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40" style:family="paragraph">
      <style:paragraph-properties fo:line-height="100.00%" fo:text-align="righ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43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44" style:family="paragraph">
      <style:paragraph-properties fo:line-height="100.00%" fo:text-align="righ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47" style:family="paragraph">
      <style:paragraph-properties fo:line-height="100.00%" fo:text-align="righ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50" style:family="paragraph">
      <style:paragraph-properties fo:line-height="100.00%" fo:text-align="left"/>
    </style:style>
    <text:list-style style:name="L5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10.35pt" fo:text-indent="-10.35pt"/>
    </style:style>
    <style:style style:name="P52" style:family="paragraph">
      <style:paragraph-properties fo:line-height="100.00%" fo:text-align="left" fo:margin-left="28.35pt" fo:text-indent="-28.35pt"/>
    </style:style>
    <style:style style:name="P53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54" style:family="paragraph">
      <style:paragraph-properties fo:line-height="100.00%" fo:text-align="righ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5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58" style:family="paragraph">
      <style:paragraph-properties fo:line-height="100.00%" fo:text-align="righ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61" style:family="paragraph">
      <style:paragraph-properties fo:line-height="100.00%" fo:text-align="righ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5" style:family="paragraph">
      <style:paragraph-properties fo:line-height="100.00%" fo:text-align="left" fo:margin-left="10.35pt" fo:text-indent="-10.35pt"/>
    </style:style>
    <style:style style:name="P66" style:family="paragraph">
      <style:paragraph-properties fo:line-height="100.00%" fo:text-align="left" fo:margin-left="28.35pt" fo:text-indent="-28.35pt"/>
    </style:style>
    <style:style style:name="P6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68" style:family="paragraph">
      <style:paragraph-properties fo:line-height="100.00%" fo:text-align="righ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71" style:family="paragraph">
      <style:paragraph-properties fo:line-height="100.00%" fo:text-align="left"/>
    </style:style>
    <text:list-style style:name="L7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left="10.35pt" fo:text-indent="-10.35pt"/>
    </style:style>
    <style:style style:name="P73" style:family="paragraph">
      <style:paragraph-properties fo:line-height="100.00%" fo:text-align="left" fo:margin-left="28.35pt" fo:text-indent="-28.35pt"/>
    </style:style>
    <style:style style:name="P7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75" style:family="paragraph">
      <style:paragraph-properties fo:line-height="100.00%" fo:text-align="righ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78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79" style:family="paragraph">
      <style:paragraph-properties fo:line-height="100.00%" fo:text-align="righ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82" style:family="paragraph">
      <style:paragraph-properties fo:line-height="100.00%" fo:text-align="righ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85" style:family="paragraph">
      <style:paragraph-properties fo:line-height="100.00%" fo:text-align="righ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88" style:family="paragraph">
      <style:paragraph-properties fo:line-height="100.00%" fo:text-align="right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91" style:family="paragraph">
      <style:paragraph-properties fo:line-height="100.00%" fo:text-align="left" fo:margin-left="28.35pt" fo:text-indent="-28.35pt"/>
    </style:style>
    <text:list-style style:name="L9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2" style:family="paragraph">
      <style:paragraph-properties fo:line-height="100.00%" fo:text-align="left" fo:margin-left="10.35pt" fo:text-indent="-10.35pt"/>
    </style:style>
    <style:style style:name="P93" style:family="paragraph">
      <style:paragraph-properties fo:line-height="100.00%" fo:text-align="left" fo:margin-left="28.35pt" fo:text-indent="-28.35pt"/>
    </style:style>
    <style:style style:name="P9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95" style:family="paragraph">
      <style:paragraph-properties fo:line-height="100.00%" fo:text-align="righ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98" style:family="paragraph">
      <style:paragraph-properties fo:line-height="100.00%" fo:text-align="left"/>
    </style:style>
    <style:style style:name="TableColumn0100" style:family="table-column">
      <style:table-column-properties style:column-width="0.597917in"/>
    </style:style>
    <style:style style:name="TableColumn0101" style:family="table-column">
      <style:table-column-properties style:column-width="4.915278in"/>
    </style:style>
    <style:style style:name="Table01" style:family="table">
      <style:table-properties style:width="5.51319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200" style:family="table-column">
      <style:table-column-properties style:column-width="0.587500in"/>
    </style:style>
    <style:style style:name="TableColumn0201" style:family="table-column">
      <style:table-column-properties style:column-width="4.925694in"/>
    </style:style>
    <style:style style:name="Table02" style:family="table">
      <style:table-properties style:width="5.51319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300" style:family="table-column">
      <style:table-column-properties style:column-width="0.587500in"/>
    </style:style>
    <style:style style:name="TableColumn0301" style:family="table-column">
      <style:table-column-properties style:column-width="4.925694in"/>
    </style:style>
    <style:style style:name="Table03" style:family="table">
      <style:table-properties style:width="5.51319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400" style:family="table-column">
      <style:table-column-properties style:column-width="0.587500in"/>
    </style:style>
    <style:style style:name="TableColumn0401" style:family="table-column">
      <style:table-column-properties style:column-width="4.925694in"/>
    </style:style>
    <style:style style:name="Table04" style:family="table">
      <style:table-properties style:width="5.51319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500" style:family="table-column">
      <style:table-column-properties style:column-width="0.587500in"/>
    </style:style>
    <style:style style:name="TableColumn0501" style:family="table-column">
      <style:table-column-properties style:column-width="4.925694in"/>
    </style:style>
    <style:style style:name="Table05" style:family="table">
      <style:table-properties style:width="5.5131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600" style:family="table-column">
      <style:table-column-properties style:column-width="0.587500in"/>
    </style:style>
    <style:style style:name="TableColumn0601" style:family="table-column">
      <style:table-column-properties style:column-width="4.925694in"/>
    </style:style>
    <style:style style:name="Table06" style:family="table">
      <style:table-properties style:width="5.51319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700" style:family="table-column">
      <style:table-column-properties style:column-width="0.587500in"/>
    </style:style>
    <style:style style:name="TableColumn0701" style:family="table-column">
      <style:table-column-properties style:column-width="4.925694in"/>
    </style:style>
    <style:style style:name="Table07" style:family="table">
      <style:table-properties style:width="5.513194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</office:automatic-styles>
  <office:body>
    <office:text>
      <text:p text:style-name="P1"><text:span text:style-name="T1">PEMROGRAMAN LANJUT</text:span></text:p>
      <text:p text:style-name="P1"><text:span text:style-name="T1">TUGAS 5</text:span></text:p>
      <text:p text:style-name="P1"><text:span text:style-name="T2"/></text:p>
      <text:p text:style-name="P1"><text:span text:style-name="T2"/></text:p>
      <text:p text:style-name="P1"><text:span text:style-name="T3">NAMA<text:tab/><text:tab/>: Galang Aji Mahesa</text:span></text:p>
      <text:p text:style-name="P1"><text:span text:style-name="T3">NIM<text:tab/><text:tab/>: 201710370311199</text:span></text:p>
      <text:p text:style-name="P1"><text:span text:style-name="T4"/></text:p>
      <text:p text:style-name="P1"><text:span text:style-name="T4"/></text:p>
      <text:list text:style-name="L2">
        <text:list-item>
          <text:p text:style-name="P2"><text:span text:style-name="T5">Jalankan keempat kode program di bawah!</text:span></text:p>
        </text:list-item>
      </text:list>
      <text:p text:style-name="P3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7">1</text:span></text:p>
            <text:p text:style-name="P5"><text:span text:style-name="T7">2</text:span></text:p>
            <text:p text:style-name="P5"><text:span text:style-name="T7">3</text:span></text:p>
            <text:p text:style-name="P5"><text:span text:style-name="T7">4</text:span></text:p>
            <text:p text:style-name="P5"><text:span text:style-name="T7">5</text:span></text:p>
            <text:p text:style-name="P5"><text:span text:style-name="T7">6</text:span></text:p>
            <text:p text:style-name="P5"><text:span text:style-name="T7">7</text:span></text:p>
            <text:p text:style-name="P5"><text:span text:style-name="T7">8</text:span></text:p>
            <text:p text:style-name="P5"><text:span text:style-name="T7">9</text:span></text:p>
            <text:p text:style-name="P5"><text:span text:style-name="T7">10</text:span></text:p>
            <text:p text:style-name="P5"><text:span text:style-name="T7">11</text:span></text:p>
            <text:p text:style-name="P5"><text:span text:style-name="T7">12</text:span></text:p>
            <text:p text:style-name="P5"><text:span text:style-name="T7">13</text:span><text:span text:style-name="T8"/></text:p>
          </table:table-cell>
          <table:table-cell table:style-name="TableCell010001">
            <text:p text:style-name="P6"><text:span text:style-name="T9">#include &lt;stdio.h&gt;</text:span></text:p>
            <text:p text:style-name="P6"><text:span text:style-name="T10"/></text:p>
            <text:p text:style-name="P6"><text:span text:style-name="T11">int main()</text:span></text:p>
            <text:p text:style-name="P6"><text:span text:style-name="T11">{</text:span></text:p>
            <text:p text:style-name="P6"><text:span text:style-name="T11"><text:s text:c="2"/>int a, batas;</text:span></text:p>
            <text:p text:style-name="P6"><text:span text:style-name="T11"><text:s text:c="2"/>batas=1000;</text:span></text:p>
            <text:p text:style-name="P6"><text:span text:style-name="T12"/></text:p>
            <text:p text:style-name="P6"><text:span text:style-name="T13"><text:s text:c="2"/>for (a=0;a&lt;batas;a++) {</text:span></text:p>
            <text:p text:style-name="P6"><text:span text:style-name="T13"><text:s text:c="4"/>printf(“%d ”, a);</text:span></text:p>
            <text:p text:style-name="P6"><text:span text:style-name="T13"><text:s text:c="2"/>}</text:span></text:p>
            <text:p text:style-name="P6"><text:span text:style-name="T14"/></text:p>
            <text:p text:style-name="P6"><text:span text:style-name="T15"><text:s text:c="2"/>return (0);</text:span></text:p>
            <text:p text:style-name="P6"><text:span text:style-name="T15">}</text:span><text:span text:style-name="T16"/></text:p>
          </table:table-cell>
        </table:table-row>
        <table:table-row table:style-name="TableRow0101">
          <table:table-cell table:style-name="TableCell010100">
            <text:p text:style-name="P9"><text:span text:style-name="T17">1</text:span></text:p>
            <text:p text:style-name="P9"><text:span text:style-name="T17">2</text:span></text:p>
            <text:p text:style-name="P9"><text:span text:style-name="T17">3</text:span></text:p>
            <text:p text:style-name="P9"><text:span text:style-name="T17">4</text:span></text:p>
            <text:p text:style-name="P9"><text:span text:style-name="T17">5</text:span></text:p>
            <text:p text:style-name="P9"><text:span text:style-name="T17">6</text:span></text:p>
            <text:p text:style-name="P9"><text:span text:style-name="T17">7</text:span></text:p>
            <text:p text:style-name="P9"><text:span text:style-name="T17">8</text:span></text:p>
            <text:p text:style-name="P9"><text:span text:style-name="T17">9</text:span></text:p>
            <text:p text:style-name="P9"><text:span text:style-name="T17">10</text:span></text:p>
            <text:p text:style-name="P9"><text:span text:style-name="T17">11</text:span></text:p>
            <text:p text:style-name="P9"><text:span text:style-name="T17">12</text:span></text:p>
            <text:p text:style-name="P9"><text:span text:style-name="T17">13</text:span></text:p>
            <text:p text:style-name="P9"><text:span text:style-name="T17">14</text:span></text:p>
            <text:p text:style-name="P9"><text:span text:style-name="T17">15</text:span><text:span text:style-name="T18"/></text:p>
          </table:table-cell>
          <table:table-cell table:style-name="TableCell010101">
            <text:p text:style-name="P10"><text:span text:style-name="T19">#include &lt;stdio.h&gt;</text:span></text:p>
            <text:p text:style-name="P10"><text:span text:style-name="T20"/></text:p>
            <text:p text:style-name="P10"><text:span text:style-name="T21">int main()</text:span></text:p>
            <text:p text:style-name="P10"><text:span text:style-name="T21">{</text:span></text:p>
            <text:p text:style-name="P10"><text:span text:style-name="T21"><text:s text:c="2"/>int a, batas;</text:span></text:p>
            <text:p text:style-name="P10"><text:span text:style-name="T21"><text:s text:c="2"/>batas = 1000;</text:span></text:p>
            <text:p text:style-name="P10"><text:span text:style-name="T22"/></text:p>
            <text:p text:style-name="P10"><text:span text:style-name="T23"><text:s text:c="2"/>a=0;</text:span></text:p>
            <text:p text:style-name="P10"><text:span text:style-name="T23"><text:s text:c="2"/>while (a&lt;batas) {</text:span></text:p>
            <text:p text:style-name="P10"><text:span text:style-name="T23"><text:s text:c="4"/>printf(“%d ”, a);</text:span></text:p>
            <text:p text:style-name="P10"><text:span text:style-name="T23"><text:s text:c="4"/>a++;</text:span></text:p>
            <text:p text:style-name="P10"><text:span text:style-name="T23"><text:s text:c="2"/>}</text:span></text:p>
            <text:p text:style-name="P10"><text:span text:style-name="T24"/></text:p>
            <text:p text:style-name="P10"><text:span text:style-name="T25"><text:s text:c="2"/>return (0);</text:span></text:p>
            <text:p text:style-name="P10"><text:span text:style-name="T25">}</text:span><text:span text:style-name="T26"/></text:p>
          </table:table-cell>
        </table:table-row>
        <table:table-row table:style-name="TableRow0102">
          <table:table-cell table:style-name="TableCell010200">
            <text:p text:style-name="P12"><text:span text:style-name="T27">1</text:span></text:p>
            <text:p text:style-name="P12"><text:span text:style-name="T27">2</text:span></text:p>
            <text:p text:style-name="P12"><text:span text:style-name="T27">3</text:span></text:p>
            <text:p text:style-name="P12"><text:span text:style-name="T27">4</text:span></text:p>
            <text:p text:style-name="P12"><text:span text:style-name="T27">5</text:span></text:p>
            <text:p text:style-name="P12"><text:span text:style-name="T27">6</text:span></text:p>
            <text:p text:style-name="P12"><text:span text:style-name="T27">7</text:span></text:p>
            <text:p text:style-name="P12"><text:span text:style-name="T27">8</text:span></text:p>
            <text:p text:style-name="P12"><text:span text:style-name="T27">9</text:span></text:p>
            <text:p text:style-name="P12"><text:span text:style-name="T27">10</text:span></text:p>
            <text:p text:style-name="P12"><text:span text:style-name="T27">11</text:span></text:p>
            <text:p text:style-name="P12"><text:span text:style-name="T27">12</text:span></text:p>
            <text:p text:style-name="P12"><text:span text:style-name="T27">13</text:span></text:p>
            <text:p text:style-name="P12"><text:span text:style-name="T27">14</text:span></text:p>
            <text:p text:style-name="P12"><text:span text:style-name="T27">15</text:span></text:p>
            <text:p text:style-name="P12"><text:span text:style-name="T27">16</text:span></text:p>
            <text:p text:style-name="P12"><text:span text:style-name="T27">17</text:span></text:p>
            <text:p text:style-name="P12"><text:span text:style-name="T28"/></text:p>
            <text:p text:style-name="P12"><text:span text:style-name="T28"/></text:p>
            <text:p text:style-name="P12"><text:span text:style-name="T28"/></text:p>
          </table:table-cell>
          <table:table-cell table:style-name="TableCell010201">
            <text:p text:style-name="P13"><text:span text:style-name="T29">#include &lt;stdio.h&gt;</text:span></text:p>
            <text:p text:style-name="P13"><text:span text:style-name="T30"/></text:p>
            <text:p text:style-name="P13"><text:span text:style-name="T31">int main()</text:span></text:p>
            <text:p text:style-name="P13"><text:span text:style-name="T31">{</text:span></text:p>
            <text:p text:style-name="P13"><text:span text:style-name="T31"><text:s text:c="2"/>int a, batas;</text:span></text:p>
            <text:p text:style-name="P13"><text:span text:style-name="T31"><text:s text:c="2"/>batas = 1000;</text:span></text:p>
            <text:p text:style-name="P13"><text:span text:style-name="T31"><text:s text:c="2"/>a=0;</text:span></text:p>
            <text:p text:style-name="P13"><text:span text:style-name="T31"><text:s text:c="2"/>fungsiRekursif(a, b);</text:span></text:p>
            <text:p text:style-name="P13"><text:span text:style-name="T32"/></text:p>
            <text:p text:style-name="P13"><text:span text:style-name="T33"><text:s text:c="2"/>return (0);</text:span></text:p>
            <text:p text:style-name="P13"><text:span text:style-name="T33">}</text:span></text:p>
            <text:p text:style-name="P13"><text:span text:style-name="T34"/></text:p>
            <text:p text:style-name="P13"><text:span text:style-name="T35">void fungsiRekursif (int a, int b) {</text:span></text:p>
            <text:p text:style-name="P13"><text:span text:style-name="T35"><text:s text:c="2"/>printf(“%d ”, a);</text:span></text:p>
            <text:p text:style-name="P13"><text:span text:style-name="T35"><text:s text:c="2"/>if (a&lt;b)</text:span></text:p>
            <text:p text:style-name="P13"><text:span text:style-name="T35"><text:s text:c="4"/>fungsiRekursif (a+1, b);</text:span></text:p>
            <text:p text:style-name="P13"><text:span text:style-name="T35">}</text:span><text:span text:style-name="T36"/></text:p>
          </table:table-cell>
        </table:table-row>
        <table:table-row table:style-name="TableRow0103">
          <table:table-cell table:style-name="TableCell010300">
            <text:p text:style-name="P15"><text:span text:style-name="T37">1</text:span></text:p>
            <text:p text:style-name="P15"><text:span text:style-name="T37">2</text:span></text:p>
            <text:p text:style-name="P15"><text:span text:style-name="T37">3</text:span></text:p>
            <text:p text:style-name="P15"><text:span text:style-name="T37">4</text:span></text:p>
            <text:p text:style-name="P15"><text:span text:style-name="T37">5</text:span></text:p>
            <text:p text:style-name="P15"><text:span text:style-name="T37">6</text:span></text:p>
            <text:p text:style-name="P15"><text:span text:style-name="T37">7</text:span></text:p>
            <text:p text:style-name="P15"><text:span text:style-name="T37">8</text:span></text:p>
            <text:p text:style-name="P15"><text:span text:style-name="T37">9</text:span></text:p>
            <text:p text:style-name="P15"><text:span text:style-name="T37">10</text:span></text:p>
            <text:p text:style-name="P15"><text:span text:style-name="T37">11</text:span></text:p>
            <text:p text:style-name="P15"><text:span text:style-name="T37">12</text:span></text:p>
            <text:p text:style-name="P15"><text:span text:style-name="T37">13</text:span></text:p>
            <text:p text:style-name="P15"><text:span text:style-name="T37">14</text:span></text:p>
            <text:p text:style-name="P15"><text:span text:style-name="T37">15</text:span></text:p>
            <text:p text:style-name="P15"><text:span text:style-name="T37">16</text:span></text:p>
            <text:p text:style-name="P15"><text:span text:style-name="T37">17</text:span></text:p>
            <text:p text:style-name="P15"><text:span text:style-name="T37">18</text:span></text:p>
            <text:p text:style-name="P15"><text:span text:style-name="T37">19</text:span></text:p>
            <text:p text:style-name="P15"><text:span text:style-name="T37">20</text:span><text:span text:style-name="T38"/></text:p>
          </table:table-cell>
          <table:table-cell table:style-name="TableCell010301">
            <text:p text:style-name="P16"><text:span text:style-name="T39">#include &lt;stdio.h&gt;</text:span></text:p>
            <text:p text:style-name="P16"><text:span text:style-name="T40"/></text:p>
            <text:p text:style-name="P16"><text:span text:style-name="T41">int main()</text:span></text:p>
            <text:p text:style-name="P16"><text:span text:style-name="T41">{</text:span></text:p>
            <text:p text:style-name="P16"><text:span text:style-name="T41"><text:s text:c="2"/>int a, batas;</text:span></text:p>
            <text:p text:style-name="P16"><text:span text:style-name="T41"><text:s text:c="2"/>batas = 1000;</text:span></text:p>
            <text:p text:style-name="P16"><text:span text:style-name="T41"><text:s text:c="2"/>a = 0;</text:span></text:p>
            <text:p text:style-name="P16"><text:span text:style-name="T41"><text:s text:c="2"/>a = fungsiRekursif(a, batas);</text:span></text:p>
            <text:p text:style-name="P16"><text:span text:style-name="T41"><text:s text:c="2"/>printf(“%d ”, a);</text:span></text:p>
            <text:p text:style-name="P16"><text:span text:style-name="T41"><text:s text:c="2"/>return (0);</text:span></text:p>
            <text:p text:style-name="P16"><text:span text:style-name="T41">}</text:span></text:p>
            <text:p text:style-name="P16"><text:span text:style-name="T42"/></text:p>
            <text:p text:style-name="P16"><text:span text:style-name="T43">intfungsiRekursif (int a, int b) {</text:span></text:p>
            <text:p text:style-name="P16"><text:span text:style-name="T43"><text:s text:c="2"/>printf(“%d ”, a);</text:span></text:p>
            <text:p text:style-name="P16"><text:span text:style-name="T43"><text:s text:c="2"/>if (a&lt;b)</text:span></text:p>
            <text:p text:style-name="P16"><text:span text:style-name="T43"><text:s text:c="4"/>fungsiRekursif (a+1);</text:span></text:p>
            <text:p text:style-name="P16"><text:span text:style-name="T44"/></text:p>
            <text:p text:style-name="P16"><text:span text:style-name="T45"><text:s text:c="2"/>return (a*b);</text:span></text:p>
            <text:p text:style-name="P16"><text:span text:style-name="T45">}</text:span><text:span text:style-name="T46"/></text:p>
          </table:table-cell>
        </table:table-row>
      </table:table>
      <text:p text:style-name="P18"><text:span text:style-name="T46"/></text:p>
      <text:p text:style-name="P18"><text:span text:style-name="T46"/></text:p>
      <text:list text:style-name="L19">
        <text:list-item>
          <text:p text:style-name="P19"><text:span text:style-name="T47">Jelaskan perbedaan keempat kode program di atas!</text:span></text:p>
        </text:list-item>
      </text:list>
      <text:p text:style-name="P20"><text:span text:style-name="T4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2"><text:span text:style-name="T49">a.</text:span><text:span text:style-name="T50"/></text:p>
          </table:table-cell>
          <table:table-cell table:style-name="TableCell020001">
            <text:p text:style-name="P23"><text:span text:style-name="T51">Pada kode program pertama menggunakan<text:s/></text:span><text:span text:style-name="T52">for</text:span><text:span text:style-name="T53"><text:s/>sebagai perulangan.</text:span><text:span text:style-name="T54"/></text:p>
          </table:table-cell>
        </table:table-row>
        <table:table-row table:style-name="TableRow0201">
          <table:table-cell table:style-name="TableCell020100">
            <text:p text:style-name="P26"><text:span text:style-name="T55">b.</text:span><text:span text:style-name="T56"/></text:p>
          </table:table-cell>
          <table:table-cell table:style-name="TableCell020101">
            <text:p text:style-name="P27"><text:span text:style-name="T57">Pada kode program kedua menggunakan<text:s/></text:span><text:span text:style-name="T58">while</text:span><text:span text:style-name="T59"><text:s/>sebagai perulangan.</text:span><text:span text:style-name="T60"/></text:p>
          </table:table-cell>
        </table:table-row>
        <table:table-row table:style-name="TableRow0202">
          <table:table-cell table:style-name="TableCell020200">
            <text:p text:style-name="P29"><text:span text:style-name="T61">c.</text:span><text:span text:style-name="T62"/></text:p>
          </table:table-cell>
          <table:table-cell table:style-name="TableCell020201">
            <text:p text:style-name="P30"><text:span text:style-name="T63">Pada kode program ketiga mengunakan fungsi rekursif sebagai perulangan, yaitu dengan cara memanggil fungsi sebanyak yang dibutuhkan perulangan.</text:span><text:span text:style-name="T64"/></text:p>
          </table:table-cell>
        </table:table-row>
        <table:table-row table:style-name="TableRow0203">
          <table:table-cell table:style-name="TableCell020300">
            <text:p text:style-name="P32"><text:span text:style-name="T65">d.</text:span><text:span text:style-name="T66"/></text:p>
          </table:table-cell>
          <table:table-cell table:style-name="TableCell020301">
            <text:p text:style-name="P33"><text:span text:style-name="T67">Pada kode program keempat menggunakan cara yang sama dengan kode ketiga namun fungsinya memiliki kembalian/</text:span><text:span text:style-name="T68">return</text:span><text:span text:style-name="T69">.</text:span><text:span text:style-name="T70"/></text:p>
          </table:table-cell>
        </table:table-row>
      </table:table>
      <text:p text:style-name="P35"><text:span text:style-name="T70"/></text:p>
      <text:p text:style-name="P36"><text:span text:style-name="T70"/></text:p>
      <text:list text:style-name="L37">
        <text:list-item>
          <text:p text:style-name="P37"><text:span text:style-name="T71">Jalankan ketiga kode program di bawah selama sekitar 5 menit!</text:span></text:p>
        </text:list-item>
      </text:list>
      <text:p text:style-name="P38"><text:span text:style-name="T7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0"><text:span text:style-name="T73">1</text:span></text:p>
            <text:p text:style-name="P40"><text:span text:style-name="T73">2</text:span></text:p>
            <text:p text:style-name="P40"><text:span text:style-name="T73">3</text:span></text:p>
            <text:p text:style-name="P40"><text:span text:style-name="T73">4</text:span></text:p>
            <text:p text:style-name="P40"><text:span text:style-name="T73">5</text:span></text:p>
            <text:p text:style-name="P40"><text:span text:style-name="T73">6</text:span></text:p>
            <text:p text:style-name="P40"><text:span text:style-name="T73">7</text:span></text:p>
            <text:p text:style-name="P40"><text:span text:style-name="T73">8</text:span></text:p>
            <text:p text:style-name="P40"><text:span text:style-name="T73">9</text:span></text:p>
            <text:p text:style-name="P40"><text:span text:style-name="T73">10</text:span></text:p>
            <text:p text:style-name="P40"><text:span text:style-name="T73">11</text:span></text:p>
            <text:p text:style-name="P40"><text:span text:style-name="T73">12</text:span></text:p>
            <text:p text:style-name="P40"><text:span text:style-name="T73">13</text:span><text:span text:style-name="T74"/></text:p>
          </table:table-cell>
          <table:table-cell table:style-name="TableCell030001">
            <text:p text:style-name="P41"><text:span text:style-name="T75">#include &lt;stdio.h&gt;</text:span></text:p>
            <text:p text:style-name="P41"><text:span text:style-name="T76"/></text:p>
            <text:p text:style-name="P41"><text:span text:style-name="T76"/></text:p>
            <text:p text:style-name="P41"><text:span text:style-name="T77">int main()</text:span></text:p>
            <text:p text:style-name="P41"><text:span text:style-name="T77">{</text:span></text:p>
            <text:p text:style-name="P41"><text:span text:style-name="T77"><text:s text:c="2"/>int a;</text:span></text:p>
            <text:p text:style-name="P41"><text:span text:style-name="T78"/></text:p>
            <text:p text:style-name="P41"><text:span text:style-name="T79"><text:s text:c="2"/>for (a=0;;a++) {</text:span></text:p>
            <text:p text:style-name="P41"><text:span text:style-name="T79"><text:s text:c="4"/>printf(“%d ”, a);</text:span></text:p>
            <text:p text:style-name="P41"><text:span text:style-name="T79"><text:s text:c="2"/>}</text:span></text:p>
            <text:p text:style-name="P41"><text:span text:style-name="T80"/></text:p>
            <text:p text:style-name="P41"><text:span text:style-name="T81"><text:s text:c="2"/>return (0);</text:span></text:p>
            <text:p text:style-name="P41"><text:span text:style-name="T81">}</text:span><text:span text:style-name="T82"/></text:p>
          </table:table-cell>
        </table:table-row>
        <table:table-row table:style-name="TableRow0301">
          <table:table-cell table:style-name="TableCell030100">
            <text:p text:style-name="P44"><text:span text:style-name="T83">1</text:span></text:p>
            <text:p text:style-name="P44"><text:span text:style-name="T83">2</text:span></text:p>
            <text:p text:style-name="P44"><text:span text:style-name="T83">3</text:span></text:p>
            <text:p text:style-name="P44"><text:span text:style-name="T83">4</text:span></text:p>
            <text:p text:style-name="P44"><text:span text:style-name="T83">5</text:span></text:p>
            <text:p text:style-name="P44"><text:span text:style-name="T83">6</text:span></text:p>
            <text:p text:style-name="P44"><text:span text:style-name="T83">7</text:span></text:p>
            <text:p text:style-name="P44"><text:span text:style-name="T83">8</text:span></text:p>
            <text:p text:style-name="P44"><text:span text:style-name="T83">9</text:span></text:p>
            <text:p text:style-name="P44"><text:span text:style-name="T83">10</text:span></text:p>
            <text:p text:style-name="P44"><text:span text:style-name="T83">11</text:span></text:p>
            <text:p text:style-name="P44"><text:span text:style-name="T83">12</text:span></text:p>
            <text:p text:style-name="P44"><text:span text:style-name="T83">13</text:span></text:p>
            <text:p text:style-name="P44"><text:span text:style-name="T83">14</text:span></text:p>
            <text:p text:style-name="P44"><text:span text:style-name="T83">15</text:span><text:span text:style-name="T84"/></text:p>
          </table:table-cell>
          <table:table-cell table:style-name="TableCell030101">
            <text:p text:style-name="P45"><text:span text:style-name="T85">#include &lt;stdio.h&gt;</text:span></text:p>
            <text:p text:style-name="P45"><text:span text:style-name="T86"/></text:p>
            <text:p text:style-name="P45"><text:span text:style-name="T86"/></text:p>
            <text:p text:style-name="P45"><text:span text:style-name="T87">int main()</text:span></text:p>
            <text:p text:style-name="P45"><text:span text:style-name="T87">{</text:span></text:p>
            <text:p text:style-name="P45"><text:span text:style-name="T87"><text:s text:c="2"/>int a;</text:span></text:p>
            <text:p text:style-name="P45"><text:span text:style-name="T88"/></text:p>
            <text:p text:style-name="P45"><text:span text:style-name="T89"><text:s text:c="2"/>a=0;</text:span></text:p>
            <text:p text:style-name="P45"><text:span text:style-name="T89"><text:s text:c="2"/>while () {</text:span></text:p>
            <text:p text:style-name="P45"><text:span text:style-name="T89"><text:s text:c="4"/>printf(“%d ”, a);</text:span></text:p>
            <text:p text:style-name="P45"><text:span text:style-name="T89"><text:s text:c="4"/>a++</text:span></text:p>
            <text:p text:style-name="P45"><text:span text:style-name="T89"><text:s text:c="2"/>}</text:span></text:p>
            <text:p text:style-name="P45"><text:span text:style-name="T90"/></text:p>
            <text:p text:style-name="P45"><text:span text:style-name="T91"><text:s text:c="2"/>return (0);</text:span></text:p>
            <text:p text:style-name="P45"><text:span text:style-name="T91">}</text:span><text:span text:style-name="T92"/></text:p>
          </table:table-cell>
        </table:table-row>
        <table:table-row table:style-name="TableRow0302">
          <table:table-cell table:style-name="TableCell030200">
            <text:p text:style-name="P47"><text:span text:style-name="T93">1</text:span></text:p>
            <text:p text:style-name="P47"><text:span text:style-name="T93">2</text:span></text:p>
            <text:p text:style-name="P47"><text:span text:style-name="T93">3</text:span></text:p>
            <text:p text:style-name="P47"><text:span text:style-name="T93">4</text:span></text:p>
            <text:p text:style-name="P47"><text:span text:style-name="T93">5</text:span></text:p>
            <text:p text:style-name="P47"><text:span text:style-name="T93">6</text:span></text:p>
            <text:p text:style-name="P47"><text:span text:style-name="T93">7</text:span></text:p>
            <text:p text:style-name="P47"><text:span text:style-name="T93">8</text:span></text:p>
            <text:p text:style-name="P47"><text:span text:style-name="T93">9</text:span></text:p>
            <text:p text:style-name="P47"><text:span text:style-name="T93">10</text:span></text:p>
            <text:p text:style-name="P47"><text:span text:style-name="T93">11</text:span></text:p>
            <text:p text:style-name="P47"><text:span text:style-name="T93">12</text:span></text:p>
            <text:p text:style-name="P47"><text:span text:style-name="T93">13</text:span></text:p>
            <text:p text:style-name="P47"><text:span text:style-name="T93">14</text:span><text:span text:style-name="T94"/></text:p>
          </table:table-cell>
          <table:table-cell table:style-name="TableCell030201">
            <text:p text:style-name="P48"><text:span text:style-name="T95">#include &lt;stdio.h&gt;</text:span></text:p>
            <text:p text:style-name="P48"><text:span text:style-name="T96"/></text:p>
            <text:p text:style-name="P48"><text:span text:style-name="T96"/></text:p>
            <text:p text:style-name="P48"><text:span text:style-name="T97">int main()</text:span></text:p>
            <text:p text:style-name="P48"><text:span text:style-name="T97">{</text:span></text:p>
            <text:p text:style-name="P48"><text:span text:style-name="T97"><text:s text:c="2"/>fungsiRekursif(0);</text:span></text:p>
            <text:p text:style-name="P48"><text:span text:style-name="T98"/></text:p>
            <text:p text:style-name="P48"><text:span text:style-name="T99"><text:s text:c="2"/>return (0);</text:span></text:p>
            <text:p text:style-name="P48"><text:span text:style-name="T99">}</text:span></text:p>
            <text:p text:style-name="P48"><text:span text:style-name="T100"/></text:p>
            <text:p text:style-name="P48"><text:span text:style-name="T101">void fungsiRekursif (int a) {</text:span></text:p>
            <text:p text:style-name="P48"><text:span text:style-name="T101"><text:s text:c="2"/>printf(“%d ”, a);</text:span></text:p>
            <text:p text:style-name="P48"><text:span text:style-name="T101"><text:s text:c="2"/>fungsiRekursif (a+1);</text:span></text:p>
            <text:p text:style-name="P48"><text:span text:style-name="T101">}</text:span><text:span text:style-name="T102"/></text:p>
          </table:table-cell>
        </table:table-row>
      </table:table>
      <text:p text:style-name="P50"><text:span text:style-name="T102"/></text:p>
      <text:p text:style-name="P50"><text:span text:style-name="T102"/></text:p>
      <text:list text:style-name="L51">
        <text:list-item>
          <text:p text:style-name="P51"><text:span text:style-name="T103">Jelaskan perbedaan ketiga kode program di atas!</text:span></text:p>
        </text:list-item>
      </text:list>
      <text:p text:style-name="P52"><text:span text:style-name="T104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4"><text:span text:style-name="T105">a.</text:span><text:span text:style-name="T106"/></text:p>
          </table:table-cell>
          <table:table-cell table:style-name="TableCell040001">
            <text:p text:style-name="P55"><text:span text:style-name="T107">kode program pertama mengunakan<text:s/></text:span><text:span text:style-name="T108">for</text:span><text:span text:style-name="T109"><text:s/>sebagai perulangan dan tidak memiliki kondisi logika sehingga terjadi loopin tanpa batas.</text:span><text:span text:style-name="T110"/></text:p>
          </table:table-cell>
        </table:table-row>
        <table:table-row table:style-name="TableRow0401">
          <table:table-cell table:style-name="TableCell040100">
            <text:p text:style-name="P58"><text:span text:style-name="T111">b.</text:span><text:span text:style-name="T112"/></text:p>
          </table:table-cell>
          <table:table-cell table:style-name="TableCell040101">
            <text:p text:style-name="P59"><text:span text:style-name="T113">kode program kedua menggunakan<text:s/></text:span><text:span text:style-name="T114">while<text:s/></text:span><text:span text:style-name="T115">sebagai perulangan, namun karena tidak memiliki ekspresi logika maka kode error.<text:s/></text:span><text:span text:style-name="T116"/></text:p>
          </table:table-cell>
        </table:table-row>
        <table:table-row table:style-name="TableRow0402">
          <table:table-cell table:style-name="TableCell040200">
            <text:p text:style-name="P61"><text:span text:style-name="T117">c.</text:span><text:span text:style-name="T118"/></text:p>
          </table:table-cell>
          <table:table-cell table:style-name="TableCell040201">
            <text:p text:style-name="P62"><text:span text:style-name="T119">kode program ketiga menggunakan cara pemanggilan fungsi/fungsi rekursif sebagai perulangan. namun program berhenti ketika output mencapai angka 64908.</text:span><text:span text:style-name="T120"/></text:p>
          </table:table-cell>
        </table:table-row>
      </table:table>
      <text:p text:style-name="P64"><text:span text:style-name="T120"/></text:p>
      <text:p text:style-name="P64"><text:span text:style-name="T120"/></text:p>
      <text:p text:style-name="P64"><text:span text:style-name="T120"/></text:p>
      <text:list text:style-name="L65">
        <text:list-item>
          <text:p text:style-name="P65"><text:span text:style-name="T121">Jalankan program di bawah 5 kali!</text:span></text:p>
        </text:list-item>
      </text:list>
      <text:p text:style-name="P66"><text:span text:style-name="T122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8"><text:span text:style-name="T123">1</text:span></text:p>
            <text:p text:style-name="P68"><text:span text:style-name="T123">2</text:span></text:p>
            <text:p text:style-name="P68"><text:span text:style-name="T123">3</text:span></text:p>
            <text:p text:style-name="P68"><text:span text:style-name="T123">4</text:span></text:p>
            <text:p text:style-name="P68"><text:span text:style-name="T123">5</text:span></text:p>
            <text:p text:style-name="P68"><text:span text:style-name="T123">6</text:span></text:p>
            <text:p text:style-name="P68"><text:span text:style-name="T123">7</text:span></text:p>
            <text:p text:style-name="P68"><text:span text:style-name="T123">8</text:span></text:p>
            <text:p text:style-name="P68"><text:span text:style-name="T123">9</text:span></text:p>
            <text:p text:style-name="P68"><text:span text:style-name="T123">10</text:span></text:p>
            <text:p text:style-name="P68"><text:span text:style-name="T123">11</text:span></text:p>
            <text:p text:style-name="P68"><text:span text:style-name="T123">12</text:span></text:p>
            <text:p text:style-name="P68"><text:span text:style-name="T123">13</text:span></text:p>
            <text:p text:style-name="P68"><text:span text:style-name="T123">14</text:span><text:span text:style-name="T124"/></text:p>
          </table:table-cell>
          <table:table-cell table:style-name="TableCell050001">
            <text:p text:style-name="P69"><text:span text:style-name="T125">#include &lt;stdio.h&gt;</text:span></text:p>
            <text:p text:style-name="P69"><text:span text:style-name="T126"/></text:p>
            <text:p text:style-name="P69"><text:span text:style-name="T126"/></text:p>
            <text:p text:style-name="P69"><text:span text:style-name="T127">int main()</text:span></text:p>
            <text:p text:style-name="P69"><text:span text:style-name="T127">{</text:span></text:p>
            <text:p text:style-name="P69"><text:span text:style-name="T127"><text:s text:c="2"/>fungsiRekursif(0);</text:span></text:p>
            <text:p text:style-name="P69"><text:span text:style-name="T128"/></text:p>
            <text:p text:style-name="P69"><text:span text:style-name="T129"><text:s text:c="2"/>return (0);</text:span></text:p>
            <text:p text:style-name="P69"><text:span text:style-name="T129">}</text:span></text:p>
            <text:p text:style-name="P69"><text:span text:style-name="T130"/></text:p>
            <text:p text:style-name="P69"><text:span text:style-name="T131">void fungsiRekursif (int a) {</text:span></text:p>
            <text:p text:style-name="P69"><text:span text:style-name="T131"><text:s text:c="2"/>printf(“%d ”, a);</text:span></text:p>
            <text:p text:style-name="P69"><text:span text:style-name="T131"><text:s text:c="2"/>fungsiRekursif (a+1);</text:span></text:p>
            <text:p text:style-name="P69"><text:span text:style-name="T131">}</text:span><text:span text:style-name="T132"/></text:p>
          </table:table-cell>
        </table:table-row>
      </table:table>
      <text:p text:style-name="P71"><text:span text:style-name="T132"/></text:p>
      <text:p text:style-name="P71"><text:span text:style-name="T132"/></text:p>
      <text:list text:style-name="L72">
        <text:list-item>
          <text:p text:style-name="P72"><text:span text:style-name="T133">Ambil screenshoot hasil dari running program pada soal 5!</text:span></text:p>
        </text:list-item>
      </text:list>
      <text:p text:style-name="P73"><text:span text:style-name="T13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75"><text:span text:style-name="T135">a.</text:span><text:span text:style-name="T136"/></text:p>
          </table:table-cell>
          <table:table-cell table:style-name="TableCell060001">
            <text:p text:style-name="P76"><text:span text:style-name="T136"/></text:p>
            <text:p text:style-name="P76"><text:span text:style-name="T136"/></text:p>
            <text:p text:style-name="P76"><draw:frame text:anchor-type="as-char" svg:width="152.40mm" svg:height="85.73mm" style:rel-width="scale" style:rel-height="scale"><draw:object-ole xlink:href="OleObj1"/><draw:image xlink:href="ObjectReplacements/OleObj1"/></draw:frame><text:span text:style-name="T136"/></text:p>
            <text:p text:style-name="P76"><text:span text:style-name="T136"/></text:p>
            <text:p text:style-name="P76"><text:span text:style-name="T136"/></text:p>
            <text:p text:style-name="P76"><text:span text:style-name="T136"/></text:p>
          </table:table-cell>
        </table:table-row>
        <table:table-row table:style-name="TableRow0601">
          <table:table-cell table:style-name="TableCell060100">
            <text:p text:style-name="P79"><text:span text:style-name="T137">b.</text:span><text:span text:style-name="T138"/></text:p>
          </table:table-cell>
          <table:table-cell table:style-name="TableCell060101">
            <text:p text:style-name="P80"><text:span text:style-name="T138"/></text:p>
            <text:p text:style-name="P80"><draw:frame text:anchor-type="as-char" svg:width="152.40mm" svg:height="85.73mm" style:rel-width="scale" style:rel-height="scale"><draw:object-ole xlink:href="OleObj2"/><draw:image xlink:href="ObjectReplacements/OleObj2"/></draw:frame><text:span text:style-name="T138"/></text:p>
            <text:p text:style-name="P80"><text:span text:style-name="T138"/></text:p>
            <text:p text:style-name="P80"><text:span text:style-name="T138"/></text:p>
            <text:p text:style-name="P80"><text:span text:style-name="T138"/></text:p>
            <text:p text:style-name="P80"><text:span text:style-name="T138"/></text:p>
          </table:table-cell>
        </table:table-row>
        <table:table-row table:style-name="TableRow0602">
          <table:table-cell table:style-name="TableCell060200">
            <text:p text:style-name="P82"><text:span text:style-name="T139">c.</text:span><text:span text:style-name="T140"/></text:p>
          </table:table-cell>
          <table:table-cell table:style-name="TableCell060201">
            <text:p text:style-name="P83"><text:span text:style-name="T140"/></text:p>
            <text:p text:style-name="P83"><draw:frame text:anchor-type="as-char" svg:width="152.40mm" svg:height="85.73mm" style:rel-width="scale" style:rel-height="scale"><draw:object-ole xlink:href="OleObj3"/><draw:image xlink:href="ObjectReplacements/OleObj3"/></draw:frame><text:span text:style-name="T140"/></text:p>
            <text:p text:style-name="P83"><text:span text:style-name="T140"/></text:p>
            <text:p text:style-name="P83"><text:span text:style-name="T140"/></text:p>
            <text:p text:style-name="P83"><text:span text:style-name="T140"/></text:p>
            <text:p text:style-name="P83"><text:span text:style-name="T140"/></text:p>
          </table:table-cell>
        </table:table-row>
        <table:table-row table:style-name="TableRow0603">
          <table:table-cell table:style-name="TableCell060300">
            <text:p text:style-name="P85"><text:span text:style-name="T141">d.</text:span><text:span text:style-name="T142"/></text:p>
          </table:table-cell>
          <table:table-cell table:style-name="TableCell060301">
            <text:p text:style-name="P86"><text:span text:style-name="T142"/></text:p>
            <text:p text:style-name="P86"><text:span text:style-name="T142"/></text:p>
            <text:p text:style-name="P86"><draw:frame text:anchor-type="as-char" svg:width="152.40mm" svg:height="85.73mm" style:rel-width="scale" style:rel-height="scale"><draw:object-ole xlink:href="OleObj4"/><draw:image xlink:href="ObjectReplacements/OleObj4"/></draw:frame><text:span text:style-name="T142"/></text:p>
            <text:p text:style-name="P86"><text:span text:style-name="T142"/></text:p>
            <text:p text:style-name="P86"><text:span text:style-name="T142"/></text:p>
            <text:p text:style-name="P86"><text:span text:style-name="T142"/></text:p>
          </table:table-cell>
        </table:table-row>
        <table:table-row table:style-name="TableRow0604">
          <table:table-cell table:style-name="TableCell060400">
            <text:p text:style-name="P88"><text:span text:style-name="T143">e.</text:span><text:span text:style-name="T144"/></text:p>
          </table:table-cell>
          <table:table-cell table:style-name="TableCell060401">
            <text:p text:style-name="P89"><text:span text:style-name="T144"/></text:p>
            <text:p text:style-name="P89"><text:span text:style-name="T144"/></text:p>
            <text:p text:style-name="P89"><draw:frame text:anchor-type="as-char" svg:width="152.40mm" svg:height="85.73mm" style:rel-width="scale" style:rel-height="scale"><draw:object-ole xlink:href="OleObj5"/><draw:image xlink:href="ObjectReplacements/OleObj5"/></draw:frame><text:span text:style-name="T144"/></text:p>
            <text:p text:style-name="P89"><text:span text:style-name="T144"/></text:p>
            <text:p text:style-name="P89"><text:span text:style-name="T144"/></text:p>
            <text:p text:style-name="P89"><text:span text:style-name="T144"/></text:p>
          </table:table-cell>
        </table:table-row>
      </table:table>
      <text:p text:style-name="P91"><text:span text:style-name="T144"/></text:p>
      <text:p text:style-name="P91"><text:span text:style-name="T144"/></text:p>
      <text:list text:style-name="L92">
        <text:list-item>
          <text:p text:style-name="P92"><text:span text:style-name="T145">Buatlah ulang program pada soal nomor 5, dengan menggunakan versi perulangannya (</text:span><text:span text:style-name="T146">for / while</text:span><text:span text:style-name="T147">)!</text:span></text:p>
        </text:list-item>
      </text:list>
      <text:p text:style-name="P93"><text:span text:style-name="T148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95"><text:span text:style-name="T149">1</text:span></text:p>
            <text:p text:style-name="P95"><text:span text:style-name="T149">2</text:span></text:p>
            <text:p text:style-name="P95"><text:span text:style-name="T149">...</text:span><text:span text:style-name="T150"/></text:p>
          </table:table-cell>
          <table:table-cell table:style-name="TableCell070001">
            <text:p text:style-name="P96"><text:span text:style-name="T150">#include &lt;stdio.h&gt;</text:span></text:p>
            <text:p text:style-name="P96"><text:span text:style-name="T150">int main()</text:span></text:p>
            <text:p text:style-name="P96"><text:span text:style-name="T150">{</text:span></text:p>
            <text:p text:style-name="P96"><text:span text:style-name="T150"><text:s text:c="2"/>int a=0;</text:span></text:p>
            <text:p text:style-name="P96"><text:span text:style-name="T150"><text:s text:c="2"/>for (a;;a++) {</text:span></text:p>
            <text:p text:style-name="P96"><text:span text:style-name="T150"><text:s text:c="4"/>printf("%d ", a);</text:span></text:p>
            <text:p text:style-name="P96"><text:span text:style-name="T150"><text:s text:c="2"/>}</text:span></text:p>
            <text:p text:style-name="P96"><text:span text:style-name="T150"><text:s text:c="2"/>return (0);</text:span></text:p>
            <text:p text:style-name="P96"><text:span text:style-name="T150">}</text:span></text:p>
          </table:table-cell>
        </table:table-row>
      </table:table>
      <text:p text:style-name="P98"><text:span text:style-name="T1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